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 fo:font-weight="bold" style:font-weight-asian="bold" style:font-weight-complex="bold"/>
    </style:style>
  </office:automatic-styles>
  <office:body>
    <office:text>
      <text:h text:style-name="Heading_20_1" text:outline-level="1">Mime Types</text:h>
      <text:p text:style-name="First_20_paragraph"><text:span text:style-name="T1">This is a markdown file with information about mime types</text:span></text:p>
      <text:h text:style-name="Heading_20_2" text:outline-level="2">1. Mime types are your friend</text:h>
      <text:p text:style-name="First_20_paragraph">By checking inside the file, no extension editor can fool you.</text:p>
      <text:h text:style-name="Heading_20_2" text:outline-level="2">2. Mime types come in all shapes and sizes</text:h>
      <text:p text:style-name="First_20_paragraph">Web, audio, text, video, code... the list is endless!</text:p>
      <text:p text:style-name="Horizontal_20_Line"/>
      <text:p text:style-name="First_20_paragraph"><text:span text:style-name="T2">Wherever you go, mime types are here for yo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